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600000096F2AA7D89631CC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0.134cm" svg:height="0.134cm" draw:z-index="0"><draw:image xlink:href="Pictures/100000000000009600000096F2AA7D89631CC4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2:49:26.657525634</meta:creation-date>
    <dc:date>2021-11-25T12:51:30.217842328</dc:date>
    <meta:editing-duration>PT2M8S</meta:editing-duration>
    <meta:editing-cycles>1</meta:editing-cycles>
    <meta:generator>LibreOffice/7.2.2.2$Linux_X86_64 LibreOffice_project/02b2acce88a210515b4a5bb2e46cbfb63fe97d5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